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2.8752in"/>
    </style:style>
    <style:style style:name="co3" style:family="table-column">
      <style:table-column-properties fo:break-before="auto" style:column-width="2.261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1799in"/>
    </style:style>
    <style:style style:name="co6" style:family="table-column">
      <style:table-column-properties fo:break-before="auto" style:column-width="2.3811in"/>
    </style:style>
    <style:style style:name="co7" style:family="table-column">
      <style:table-column-properties fo:break-before="auto" style:column-width="2.5673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0.9846in"/>
    </style:style>
    <style:style style:name="co10" style:family="table-column">
      <style:table-column-properties fo:break-before="auto" style:column-width="0.8972in"/>
    </style:style>
    <style:style style:name="co11" style:family="table-column">
      <style:table-column-properties fo:break-before="auto" style:column-width="1.5752in"/>
    </style:style>
    <style:style style:name="co12" style:family="table-column">
      <style:table-column-properties fo:break-before="auto" style:column-width="0.939in"/>
    </style:style>
    <style:style style:name="co13" style:family="table-column">
      <style:table-column-properties fo:break-before="auto" style:column-width="2.7744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3.92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Qty-ordered</text:p>
          </table:table-cell>
          <table:table-cell office:value-type="string">
            <text:p>LOADED ?</text:p>
          </table:table-cell>
          <table:table-cell office:value-type="string">
            <text:p>SPARKFUN</text:p>
          </table:table-cell>
          <table:table-cell office:value-type="string">
            <text:p>MANF-PN</text:p>
          </table:table-cell>
          <table:table-cell office:value-type="string">
            <text:p>Cost</text:p>
          </table:table-cell>
          <table:table-cell office:value-type="string">
            <text:p>NOTES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ode Shottky 60V/2A</text:p>
          </table:table-cell>
          <table:table-cell office:value-type="string">
            <text:p>D-B260A</text:p>
          </table:table-cell>
          <table:table-cell office:value-type="string">
            <text:p>SMA-DO214AC</text:p>
          </table:table-cell>
          <table:table-cell office:value-type="string">
            <text:p>D2</text:p>
          </table:table-cell>
          <table:table-cell office:value-type="string">
            <text:p>DIODE SCHOTTKY 60V 2A SMA</text:p>
          </table:table-cell>
          <table:table-cell office:value-type="string">
            <text:p>B260A-FDICT-ND</text:p>
          </table:table-cell>
          <table:table-cell office:value-type="float" office:value="0">
            <text:p>0</text:p>
          </table:table-cell>
          <table:table-cell office:value-type="string">
            <text:p>NOTLOADED</text:p>
          </table:table-cell>
          <table:table-cell/>
          <table:table-cell office:value-type="string">
            <text:p>B260A-13-F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0 ohms</text:p>
          </table:table-cell>
          <table:table-cell office:value-type="string">
            <text:p>R-US_R1210W</text:p>
          </table:table-cell>
          <table:table-cell office:value-type="string">
            <text:p>R1210W</text:p>
          </table:table-cell>
          <table:table-cell office:value-type="string">
            <text:p>R8</text:p>
          </table:table-cell>
          <table:table-cell office:value-type="string">
            <text:p>RESISTOR, American symbol</text:p>
          </table:table-cell>
          <table:table-cell office:value-type="string">
            <text:p>YAG3375CT-ND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1 uF</text:p>
          </table:table-cell>
          <table:table-cell office:value-type="string">
            <text:p>CAP-0603-0.1UF</text:p>
          </table:table-cell>
          <table:table-cell office:value-type="string">
            <text:p>C0603</text:p>
          </table:table-cell>
          <table:table-cell office:value-type="string">
            <text:p>C1, C5</text:p>
          </table:table-cell>
          <table:table-cell office:value-type="string">
            <text:p>CAP CER 0.1UF 50V X7R 0603</text:p>
          </table:table-cell>
          <table:table-cell office:value-type="string">
            <text:p>478-5052-1-ND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06035C104KAT2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1 OHM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2</text:p>
          </table:table-cell>
          <table:table-cell office:value-type="string">
            <text:p>RESISTOR, American symbol</text:p>
          </table:table-cell>
          <table:table-cell office:value-type="string">
            <text:p>311-1.00HRCT-ND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 uF</text:p>
          </table:table-cell>
          <table:table-cell office:value-type="string">
            <text:p>CAP-0603-1UF</text:p>
          </table:table-cell>
          <table:table-cell office:value-type="string">
            <text:p>C0603</text:p>
          </table:table-cell>
          <table:table-cell office:value-type="string">
            <text:p>C6</text:p>
          </table:table-cell>
          <table:table-cell office:value-type="string">
            <text:p>CAP CER 0.1UF 50V X7R 0603</text:p>
          </table:table-cell>
          <table:table-cell office:value-type="string">
            <text:p>587-2984-1-ND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K107B7105KA-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 uF</text:p>
          </table:table-cell>
          <table:table-cell office:value-type="string">
            <text:p>CAP-0805-10UF-TANT</text:p>
          </table:table-cell>
          <table:table-cell office:value-type="string">
            <text:p>C0805_POL</text:p>
          </table:table-cell>
          <table:table-cell office:value-type="string">
            <text:p>C7</text:p>
          </table:table-cell>
          <table:table-cell office:value-type="string">
            <text:p>CAP TANT 10UF 10V X5R 0805</text:p>
          </table:table-cell>
          <table:table-cell office:value-type="string">
            <text:p>478-3281-1-ND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AJP106M010RNJ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ES-0603-10K</text:p>
          </table:table-cell>
          <table:table-cell office:value-type="string">
            <text:p>R0603</text:p>
          </table:table-cell>
          <table:table-cell office:value-type="string">
            <text:p>R6</text:p>
          </table:table-cell>
          <table:table-cell office:value-type="string">
            <text:p>RES SMD 10K OHM 1% 1/10W 0603</text:p>
          </table:table-cell>
          <table:table-cell office:value-type="string">
            <text:p>541-10.0KH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CRCW060310K0FKE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K on PCB –sch was 5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1</text:p>
          </table:table-cell>
          <table:table-cell office:value-type="string">
            <text:p>RESISTOR, American symbol</text:p>
          </table:table-cell>
          <table:table-cell office:value-type="string">
            <text:p>311-12KARCT-ND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22">
            <text:p>22</text:p>
          </table:table-cell>
          <table:table-cell office:value-type="string">
            <text:p>R-US_0207/7</text:p>
          </table:table-cell>
          <table:table-cell office:value-type="string">
            <text:p>0207/7</text:p>
          </table:table-cell>
          <table:table-cell office:value-type="string">
            <text:p>R10</text:p>
          </table:table-cell>
          <table:table-cell office:value-type="string">
            <text:p>RESISTOR, American symbol</text:p>
          </table:table-cell>
          <table:table-cell office:value-type="string">
            <text:p>BC3679CT-ND</text:p>
          </table:table-cell>
          <table:table-cell office:value-type="float" office:value="0">
            <text:p>0</text:p>
          </table:table-cell>
          <table:table-cell office:value-type="string">
            <text:p>NOTLOADED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N2222 <text:s/>– WRONG transistor , need 0.2A</text:p>
          </table:table-cell>
          <table:table-cell office:value-type="string">
            <text:p>2N2222</text:p>
          </table:table-cell>
          <table:table-cell office:value-type="string">
            <text:p>TO92-EBC-OVAL</text:p>
          </table:table-cell>
          <table:table-cell office:value-type="string">
            <text:p>T1</text:p>
          </table:table-cell>
          <table:table-cell office:value-type="string">
            <text:p>NPN TRANSISTOR,</text:p>
          </table:table-cell>
          <table:table-cell table:number-columns-repeated="2" office:value-type="string">
            <text:p><text:s/></text:p>
          </table:table-cell>
          <table:table-cell office:value-type="string">
            <text:p>NOTLOADED</text:p>
          </table:table-cell>
          <table:table-cell table:number-columns-repeated="3"/>
          <table:table-cell office:value-type="string">
            <text:p>transistor on PCB is wrong polarity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434MHz</text:p>
          </table:table-cell>
          <table:table-cell office:value-type="string">
            <text:p>RFM22434MHZ</text:p>
          </table:table-cell>
          <table:table-cell office:value-type="string">
            <text:p>RFM22-XXX-S2</text:p>
          </table:table-cell>
          <table:table-cell office:value-type="string">
            <text:p>RFM22B</text:p>
          </table:table-cell>
          <table:table-cell office:value-type="string">
            <text:p>Hope RF RFM22 ISM Transceiver Module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FM22B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1K</text:p>
          </table:table-cell>
          <table:table-cell office:value-type="string">
            <text:p>RES-0603-51K</text:p>
          </table:table-cell>
          <table:table-cell office:value-type="string">
            <text:p>R0603</text:p>
          </table:table-cell>
          <table:table-cell office:value-type="string">
            <text:p>R4, R5</text:p>
          </table:table-cell>
          <table:table-cell office:value-type="string">
            <text:p>RES SMD 51K OHM 1% 1/10W 0603</text:p>
          </table:table-cell>
          <table:table-cell office:value-type="string">
            <text:p>541-51.0KHCT-ND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CRCW060351K0FKE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K on PCB <text:s/>SCH =5.0K !!!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3</text:p>
          </table:table-cell>
          <table:table-cell office:value-type="string">
            <text:p>RESISTOR, American symbol</text:p>
          </table:table-cell>
          <table:table-cell office:value-type="string">
            <text:p><text:s/>MISSING!!!!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.2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, R7</text:p>
          </table:table-cell>
          <table:table-cell office:value-type="string">
            <text:p>RESISTOR, American symbol</text:p>
          </table:table-cell>
          <table:table-cell office:value-type="string">
            <text:p>311-8.2KARCT-ND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9DOF</text:p>
          </table:table-cell>
          <table:table-cell office:value-type="string">
            <text:p>PCB1</text:p>
          </table:table-cell>
          <table:table-cell office:value-type="string">
            <text:p>Spark-fun 9dof module,obsolete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obsolet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BU-SMA-V</text:p>
          </table:table-cell>
          <table:table-cell office:value-type="string">
            <text:p>X2</text:p>
          </table:table-cell>
          <table:table-cell office:value-type="string">
            <text:p>FEMALE SMA CONNECTOR</text:p>
          </table:table-cell>
          <table:table-cell office:value-type="string">
            <text:p>A97593-ND </text:p>
          </table:table-cell>
          <table:table-cell office:value-type="float" office:value="2">
            <text:p>2</text:p>
          </table:table-cell>
          <table:table-cell office:value-type="string">
            <text:p>Not exact match</text:p>
          </table:table-cell>
          <table:table-cell table:number-columns-repeated="2"/>
          <table:table-cell office:value-type="currency" office:currency="USD" office:value="3.5">
            <text:p>$3.50</text:p>
          </table:table-cell>
          <table:table-cell office:value-type="string">
            <text:p>Not exact match PN from DK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138</text:p>
          </table:table-cell>
          <table:table-cell office:value-type="string">
            <text:p>SOT23-5</text:p>
          </table:table-cell>
          <table:table-cell office:value-type="string">
            <text:p>IC1</text:p>
          </table:table-cell>
          <table:table-cell office:value-type="string">
            <text:p>High-Side Measurement Current Shunt Monitor</text:p>
          </table:table-cell>
          <table:table-cell office:value-type="string">
            <text:p>296-17936-1-N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AX4594EXK+T21-0076E-M</text:p>
          </table:table-cell>
          <table:table-cell office:value-type="string">
            <text:p>21-0076E-M</text:p>
          </table:table-cell>
          <table:table-cell office:value-type="string">
            <text:p>U1</text:p>
          </table:table-cell>
          <table:table-cell/>
          <table:table-cell office:value-type="string">
            <text:p>MAX4594EXK+TCT-ND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???????????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2</text:p>
          </table:table-cell>
          <table:table-cell office:value-type="string">
            <text:p>RESISTOR, American symbol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RFM22BP</text:p>
          </table:table-cell>
          <table:table-cell office:value-type="string">
            <text:p>RADIO</text:p>
          </table:table-cell>
          <table:table-cell office:value-type="string">
            <text:p>RFM22BP 1W 433MHz Transceiver, HopeRF</text:p>
          </table:table-cell>
          <table:table-cell office:value-type="string">
            <text:p><text:s/></text:p>
          </table:table-cell>
          <table:table-cell table:number-columns-repeated="3"/>
          <table:table-cell office:value-type="string">
            <text:p>RFM22BP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S7V8F3_VOLT_REG-3V3_1AHORZ-DOWN</text:p>
          </table:table-cell>
          <table:table-cell office:value-type="string">
            <text:p>S7V_DOWN</text:p>
          </table:table-cell>
          <table:table-cell office:value-type="string">
            <text:p>VR1, VR2, VR3</text:p>
          </table:table-cell>
          <table:table-cell/>
          <table:table-cell office:value-type="string">
            <text:p>2183-2122-ND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DCARD</text:p>
          </table:table-cell>
          <table:table-cell office:value-type="string">
            <text:p>U$8</text:p>
          </table:table-cell>
          <table:table-cell office:value-type="string">
            <text:p>SD CARD Daughter Board</text:p>
          </table:table-cell>
          <table:table-cell office:value-type="string">
            <text:p>1568-1345-N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B-0054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MP36GRT</text:p>
          </table:table-cell>
          <table:table-cell office:value-type="string">
            <text:p>SOT-23-5</text:p>
          </table:table-cell>
          <table:table-cell office:value-type="string">
            <text:p>TMP3</text:p>
          </table:table-cell>
          <table:table-cell office:value-type="string">
            <text:p>SENSOR TEMP ANLG VOLT SOT-23-5</text:p>
          </table:table-cell>
          <table:table-cell office:value-type="string">
            <text:p>TMP36GRT-REEL7CT-ND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P36GRT-REEL7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Pin-header male,0.1”, straight</text:p>
          </table:table-cell>
          <table:table-cell office:value-type="string">
            <text:p>0.1”</text:p>
          </table:table-cell>
          <table:table-cell office:value-type="string">
            <text:p>all headers</text:p>
          </table:table-cell>
          <table:table-cell office:value-type="string">
            <text:p>34 positions total</text:p>
          </table:table-cell>
          <table:table-cell office:value-type="string">
            <text:p>S1011EC-40-N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Socket header female,0.1”, spring,gold</text:p>
          </table:table-cell>
          <table:table-cell office:value-type="string">
            <text:p>0,1”</text:p>
          </table:table-cell>
          <table:table-cell office:value-type="string">
            <text:p>App-board socket</text:p>
          </table:table-cell>
          <table:table-cell office:value-type="string">
            <text:p>2 x 17 positions</text:p>
          </table:table-cell>
          <table:table-cell office:value-type="string">
            <text:p>ED7464-36-N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7V8F3_VOLT_REG-3V3_1AHORZ-DOWN</text:p>
          </table:table-cell>
          <table:table-cell table:number-columns-repeated="2"/>
          <table:table-cell office:value-type="string">
            <text:p>VR1, VR2, VR3 <text:s/></text:p>
          </table:table-cell>
          <table:table-cell office:value-type="string">
            <text:p>3.3V step-up/step-down regulator , </text:p>
          </table:table-cell>
          <table:table-cell office:value-type="string">
            <text:p>2183-2122-ND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NI-USB-32005-201</text:p>
          </table:table-cell>
          <table:table-cell table:number-columns-repeated="2"/>
          <table:table-cell office:value-type="string">
            <text:p>X1 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NOTLOADED</text:p>
          </table:table-cell>
          <table:table-cell table:number-columns-repeated="5"/>
        </table:table-row>
        <table:table-row table:style-name="ro1">
          <table:table-cell table:number-columns-repeated="6"/>
          <table:table-cell table:number-columns-repeated="2"/>
          <table:table-cell table:number-columns-repeated="6"/>
        </table:table-row>
        <table:table-row table:style-name="ro1">
          <table:table-cell table:number-columns-repeated="6"/>
          <table:table-cell table:number-columns-repeated="2"/>
          <table:table-cell table:number-columns-repeated="6"/>
        </table:table-row>
        <table:table-row table:style-name="ro1">
          <table:table-cell table:number-columns-repeated="6"/>
          <table:table-cell table:number-columns-repeated="2"/>
          <table:table-cell table:number-columns-repeated="6"/>
        </table:table-row>
        <table:table-row table:style-name="ro1">
          <table:table-cell table:number-columns-repeated="6"/>
          <table:table-cell table:number-columns-repeated="2"/>
          <table:table-cell table:number-columns-repeated="6"/>
        </table:table-row>
        <table:table-row table:style-name="ro1">
          <table:table-cell table:number-columns-repeated="7"/>
          <table:table-cell/>
          <table:table-cell table:number-columns-repeated="6"/>
        </table:table-row>
        <table:table-row table:style-name="ro1">
          <table:table-cell table:number-columns-repeated="7"/>
          <table:table-cell/>
          <table:table-cell table:number-columns-repeated="6"/>
        </table:table-row>
        <table:table-row table:style-name="ro1">
          <table:table-cell table:number-columns-repeated="7"/>
          <table:table-cell/>
          <table:table-cell table:number-columns-repeated="6"/>
        </table:table-row>
        <table:table-row table:style-name="ro1">
          <table:table-cell table:number-columns-repeated="7"/>
          <table:table-cell/>
          <table:table-cell table:number-columns-repeated="6"/>
        </table:table-row>
        <table:table-row table:style-name="ro1">
          <table:table-cell table:number-columns-repeated="7"/>
          <table:table-cell/>
          <table:table-cell table:number-columns-repeated="6"/>
        </table:table-row>
        <table:table-row table:style-name="ro1" table:number-rows-repeated="104853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4" table:default-cell-style-name="ce1"/>
        <table:table-column table:style-name="co15" table:default-cell-style-name="Default"/>
        <table:table-row table:style-name="ro1">
          <table:table-cell table:formula="of:=[Sheet1.H1]" office:value-type="string" office:string-value="Qty-ordered">
            <text:p>Qty-ordered</text:p>
          </table:table-cell>
          <table:table-cell table:formula="of:=[Sheet1.G1]" office:value-type="string" office:string-value="DIGIKEY">
            <text:p>DIGIKEY</text:p>
          </table:table-cell>
        </table:table-row>
        <table:table-row table:style-name="ro1">
          <table:table-cell table:formula="of:=[Sheet1.H2]" office:value-type="float" office:value="0">
            <text:p>0</text:p>
          </table:table-cell>
          <table:table-cell table:formula="of:=[Sheet1.G2]" office:value-type="string" office:string-value="B260A-FDICT-ND">
            <text:p>B260A-FDICT-ND</text:p>
          </table:table-cell>
        </table:table-row>
        <table:table-row table:style-name="ro1">
          <table:table-cell table:formula="of:=[Sheet1.H3]" office:value-type="float" office:value="100">
            <text:p>100</text:p>
          </table:table-cell>
          <table:table-cell table:formula="of:=[Sheet1.G3]" office:value-type="string" office:string-value="YAG3375CT-ND">
            <text:p>YAG3375CT-ND</text:p>
          </table:table-cell>
        </table:table-row>
        <table:table-row table:style-name="ro1">
          <table:table-cell table:formula="of:=[Sheet1.H4]" office:value-type="float" office:value="100">
            <text:p>100</text:p>
          </table:table-cell>
          <table:table-cell table:formula="of:=[Sheet1.G4]" office:value-type="string" office:string-value="478-5052-1-ND">
            <text:p>478-5052-1-ND</text:p>
          </table:table-cell>
        </table:table-row>
        <table:table-row table:style-name="ro1">
          <table:table-cell table:formula="of:=[Sheet1.H5]" office:value-type="float" office:value="100">
            <text:p>100</text:p>
          </table:table-cell>
          <table:table-cell table:formula="of:=[Sheet1.G5]" office:value-type="string" office:string-value="311-1.00HRCT-ND">
            <text:p>311-1.00HRCT-ND</text:p>
          </table:table-cell>
        </table:table-row>
        <table:table-row table:style-name="ro1">
          <table:table-cell table:formula="of:=[Sheet1.H6]" office:value-type="float" office:value="0">
            <text:p>0</text:p>
          </table:table-cell>
          <table:table-cell table:formula="of:=[Sheet1.G6]" office:value-type="string" office:string-value="587-2984-1-ND">
            <text:p>587-2984-1-ND</text:p>
          </table:table-cell>
        </table:table-row>
        <table:table-row table:style-name="ro1">
          <table:table-cell table:formula="of:=[Sheet1.H7]" office:value-type="float" office:value="0">
            <text:p>0</text:p>
          </table:table-cell>
          <table:table-cell table:formula="of:=[Sheet1.G7]" office:value-type="string" office:string-value="478-3281-1-ND">
            <text:p>478-3281-1-ND</text:p>
          </table:table-cell>
        </table:table-row>
        <table:table-row table:style-name="ro1">
          <table:table-cell table:formula="of:=[Sheet1.H8]" office:value-type="float" office:value="100">
            <text:p>100</text:p>
          </table:table-cell>
          <table:table-cell table:formula="of:=[Sheet1.G8]" office:value-type="string" office:string-value="541-10.0KHCT-ND">
            <text:p>541-10.0KHCT-ND</text:p>
          </table:table-cell>
        </table:table-row>
        <table:table-row table:style-name="ro1">
          <table:table-cell table:formula="of:=[Sheet1.H9]" office:value-type="float" office:value="100">
            <text:p>100</text:p>
          </table:table-cell>
          <table:table-cell table:formula="of:=[Sheet1.G9]" office:value-type="string" office:string-value="311-12KARCT-ND">
            <text:p>311-12KARCT-ND</text:p>
          </table:table-cell>
        </table:table-row>
        <table:table-row table:style-name="ro1">
          <table:table-cell table:formula="of:=[Sheet1.H10]" office:value-type="float" office:value="0">
            <text:p>0</text:p>
          </table:table-cell>
          <table:table-cell table:formula="of:=[Sheet1.G10]" office:value-type="string" office:string-value="BC3679CT-ND">
            <text:p>BC3679CT-ND</text:p>
          </table:table-cell>
        </table:table-row>
        <table:table-row table:style-name="ro1">
          <table:table-cell table:formula="of:=[Sheet1.H13]" office:value-type="float" office:value="100">
            <text:p>100</text:p>
          </table:table-cell>
          <table:table-cell table:formula="of:=[Sheet1.G13]" office:value-type="string" office:string-value="541-51.0KHCT-ND">
            <text:p>541-51.0KHCT-ND</text:p>
          </table:table-cell>
        </table:table-row>
        <table:table-row table:style-name="ro1">
          <table:table-cell table:formula="of:=[Sheet1.H14]" office:value-type="float" office:value="100">
            <text:p>100</text:p>
          </table:table-cell>
          <table:table-cell table:formula="of:=[Sheet1.G14]" office:value-type="string" office:string-value=" MISSING!!!!">
            <text:p><text:s/>MISSING!!!!</text:p>
          </table:table-cell>
        </table:table-row>
        <table:table-row table:style-name="ro1">
          <table:table-cell table:formula="of:=[Sheet1.H15]" office:value-type="float" office:value="100">
            <text:p>100</text:p>
          </table:table-cell>
          <table:table-cell table:formula="of:=[Sheet1.G15]" office:value-type="string" office:string-value="311-8.2KARCT-ND">
            <text:p>311-8.2KARCT-ND</text:p>
          </table:table-cell>
        </table:table-row>
        <table:table-row table:style-name="ro1">
          <table:table-cell table:formula="of:=[Sheet1.H17]" office:value-type="float" office:value="2">
            <text:p>2</text:p>
          </table:table-cell>
          <table:table-cell table:formula="of:=[Sheet1.G17]" office:value-type="string" office:string-value="A97593-ND ">
            <text:p>A97593-ND </text:p>
          </table:table-cell>
        </table:table-row>
        <table:table-row table:style-name="ro1">
          <table:table-cell table:formula="of:=[Sheet1.H18]" office:value-type="float" office:value="2">
            <text:p>2</text:p>
          </table:table-cell>
          <table:table-cell table:formula="of:=[Sheet1.G18]" office:value-type="string" office:string-value="296-17936-1-ND">
            <text:p>296-17936-1-ND</text:p>
          </table:table-cell>
        </table:table-row>
        <table:table-row table:style-name="ro1">
          <table:table-cell table:formula="of:=[Sheet1.H19]" office:value-type="float" office:value="4">
            <text:p>4</text:p>
          </table:table-cell>
          <table:table-cell table:formula="of:=[Sheet1.G19]" office:value-type="string" office:string-value="MAX4594EXK+TCT-ND">
            <text:p>MAX4594EXK+TCT-ND</text:p>
          </table:table-cell>
        </table:table-row>
        <table:table-row table:style-name="ro1">
          <table:table-cell table:formula="of:=[Sheet1.H22]" office:value-type="float" office:value="0">
            <text:p>0</text:p>
          </table:table-cell>
          <table:table-cell table:formula="of:=[Sheet1.G22]" office:value-type="string" office:string-value="2183-2122-ND">
            <text:p>2183-2122-ND</text:p>
          </table:table-cell>
        </table:table-row>
        <table:table-row table:style-name="ro1">
          <table:table-cell table:formula="of:=[Sheet1.H23]" office:value-type="float" office:value="0">
            <text:p>0</text:p>
          </table:table-cell>
          <table:table-cell table:formula="of:=[Sheet1.G23]" office:value-type="string" office:string-value="1568-1345-ND">
            <text:p>1568-1345-ND</text:p>
          </table:table-cell>
        </table:table-row>
        <table:table-row table:style-name="ro1">
          <table:table-cell table:formula="of:=[Sheet1.H24]" office:value-type="float" office:value="0">
            <text:p>0</text:p>
          </table:table-cell>
          <table:table-cell table:formula="of:=[Sheet1.G24]" office:value-type="string" office:string-value="TMP36GRT-REEL7CT-ND">
            <text:p>TMP36GRT-REEL7CT-ND</text:p>
          </table:table-cell>
        </table:table-row>
        <table:table-row table:style-name="ro1">
          <table:table-cell table:formula="of:=[Sheet1.H25]" office:value-type="float" office:value="2">
            <text:p>2</text:p>
          </table:table-cell>
          <table:table-cell table:formula="of:=[Sheet1.G25]" office:value-type="string" office:string-value="S1011EC-40-ND">
            <text:p>S1011EC-40-ND</text:p>
          </table:table-cell>
        </table:table-row>
        <table:table-row table:style-name="ro1">
          <table:table-cell table:formula="of:=[Sheet1.H26]" office:value-type="float" office:value="2">
            <text:p>2</text:p>
          </table:table-cell>
          <table:table-cell table:formula="of:=[Sheet1.G26]" office:value-type="string" office:string-value="ED7464-36-ND">
            <text:p>ED7464-36-ND</text:p>
          </table:table-cell>
        </table:table-row>
        <table:table-row table:style-name="ro1">
          <table:table-cell table:formula="of:=[Sheet1.H27]" office:value-type="float" office:value="0">
            <text:p>0</text:p>
          </table:table-cell>
          <table:table-cell table:formula="of:=[Sheet1.G27]" office:value-type="string" office:string-value="2183-2122-ND">
            <text:p>2183-2122-ND</text:p>
          </table:table-cell>
        </table:table-row>
        <table:table-row table:style-name="ro1">
          <table:table-cell table:formula="of:=[Sheet1.H28]" office:value-type="float" office:value="0">
            <text:p>0</text:p>
          </table:table-cell>
          <table:table-cell table:formula="of:=[Sheet1.G28]" office:value-type="string" office:string-value=" ">
            <text:p><text:s/></text:p>
          </table:table-cell>
        </table:table-row>
        <table:table-row table:style-name="ro1">
          <table:table-cell table:formula="of:=[Sheet1.H29]" office:value-type="float" office:value="0">
            <text:p>0</text:p>
          </table:table-cell>
          <table:table-cell table:formula="of:=[Sheet1.G29]" office:value-type="float" office:value="0">
            <text:p>0</text:p>
          </table:table-cell>
        </table:table-row>
        <table:table-row table:style-name="ro1">
          <table:table-cell table:formula="of:=[Sheet1.H30]" office:value-type="float" office:value="0">
            <text:p>0</text:p>
          </table:table-cell>
          <table:table-cell table:formula="of:=[Sheet1.G30]" office:value-type="float" office:value="0">
            <text:p>0</text:p>
          </table:table-cell>
        </table:table-row>
        <table:table-row table:style-name="ro1">
          <table:table-cell table:formula="of:=[Sheet1.H31]" office:value-type="float" office:value="0">
            <text:p>0</text:p>
          </table:table-cell>
          <table:table-cell table:formula="of:=[Sheet1.G31]" office:value-type="float" office:value="0">
            <text:p>0</text:p>
          </table:table-cell>
        </table:table-row>
        <table:table-row table:style-name="ro1">
          <table:table-cell table:formula="of:=[Sheet1.H32]" office:value-type="float" office:value="0">
            <text:p>0</text:p>
          </table:table-cell>
          <table:table-cell table:formula="of:=[Sheet1.G32]" office:value-type="float" office:value="0">
            <text:p>0</text:p>
          </table:table-cell>
        </table:table-row>
        <table:table-row table:style-name="ro1">
          <table:table-cell table:formula="of:=[Sheet1.H33]" office:value-type="float" office:value="0">
            <text:p>0</text:p>
          </table:table-cell>
          <table:table-cell/>
        </table:table-row>
        <table:table-row table:style-name="ro1">
          <table:table-cell table:formula="of:=[Sheet1.H34]" office:value-type="float" office:value="0">
            <text:p>0</text:p>
          </table:table-cell>
          <table:table-cell/>
        </table:table-row>
        <table:table-row table:style-name="ro1">
          <table:table-cell table:formula="of:=[Sheet1.H35]" office:value-type="float" office:value="0">
            <text:p>0</text:p>
          </table:table-cell>
          <table:table-cell/>
        </table:table-row>
        <table:table-row table:style-name="ro1">
          <table:table-cell table:formula="of:=[Sheet1.H36]" office:value-type="float" office:value="0">
            <text:p>0</text:p>
          </table:table-cell>
          <table:table-cell/>
        </table:table-row>
        <table:table-row table:style-name="ro1">
          <table:table-cell table:formula="of:=[Sheet1.H37]" office:value-type="float" office:value="0">
            <text:p>0</text:p>
          </table:table-cell>
          <table:table-cell/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12/05/2019</text:date>, <text:time>19:4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9:45:38.41</dc:date>
    <dc:creator>Gary Stofer</dc:creator>
    <meta:generator>OpenOffice/4.1.7$Win32 OpenOffice.org_project/417m1$Build-9800</meta:generator>
    <meta:editing-duration>P1DT6H55M51S</meta:editing-duration>
    <meta:editing-cycles>26</meta:editing-cycles>
    <meta:printed-by>Gary Stofer</meta:printed-by>
    <meta:print-date>2019-11-28T10:08:33.09</meta:print-date>
    <meta:document-statistic meta:table-count="2" meta:cell-count="315" meta:object-count="0"/>
  </office:meta>
</office:document-meta>
</file>